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text-properties fo:font-size="28pt" style:font-size-asian="24.5pt" style:font-size-complex="28pt"/>
    </style:style>
    <style:style style:name="T1" style:family="text">
      <style:text-properties officeooo:rsid="00040ad3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0"/><text:span text:style-name="T1">IMPORTANT NOTES</text:span></text:p>
      <text:p text:style-name="P1"/>
      <text:p text:style-name="P2">In <text:span text:style-name="T3">computer</text:span> science, a <text:span text:style-name="T3">footprint</text:span> is a term used to describe how much space is occupied by an ob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7:37:57.213116096</meta:creation-date>
    <dc:date>2019-09-06T08:33:32.819053269</dc:date>
    <meta:editing-duration>PT45M25S</meta:editing-duration>
    <meta:editing-cycles>1</meta:editing-cycles>
    <meta:document-statistic meta:table-count="0" meta:image-count="0" meta:object-count="0" meta:page-count="1" meta:paragraph-count="2" meta:word-count="21" meta:character-count="155" meta:non-whitespace-character-count="96"/>
    <meta:generator>LibreOffice/6.0.7.3$Linux_X86_64 LibreOffice_project/00m0$Build-3</meta:generator>
  </office:meta>
</office:document-meta>
</file>